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style:font-name="Arial" fo:font-size="10pt" fo:language="es" fo:country="MX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style:font-name="Arial" fo:font-size="10pt" fo:language="es" fo:country="MX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fo:color="#000000" style:text-outline="false" style:text-line-through-style="none" style:font-name="Arial" fo:font-size="10pt" fo:language="es" fo:country="MX" fo:font-style="normal" fo:text-shadow="none" style:text-underline-style="none" fo:font-weight="normal" fo:background-color="transparent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fo:color="#000000" style:text-outline="false" style:text-line-through-style="none" style:font-name="Tahoma" fo:font-size="10pt" fo:language="es" fo:country="MX" fo:font-style="normal" fo:text-shadow="none" style:text-underline-style="none" fo:font-weight="normal" fo:background-color="transparent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style:text-outline="false" style:text-line-through-style="none" style:font-name="Arial" fo:font-size="10pt" fo:language="es" fo:country="MX" fo:font-style="normal" fo:text-shadow="none" style:text-underline-style="none" fo:font-weight="normal" fo:background-color="transparent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ext_20_body">
      <style:text-properties style:font-name="Arial" fo:font-size="10pt" style:font-size-asian="10pt" style:font-size-complex="10pt"/>
    </style:style>
    <style:style style:name="P9" style:family="paragraph" style:parent-style-name="Text_20_body" style:list-style-name="L16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 style:list-style-name="L1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Arial" fo:font-size="10pt" fo:language="es" fo:country="MX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ext_20_body" style:list-style-name="L9">
      <style:paragraph-properties fo:margin-top="0cm" fo:margin-bottom="0cm" fo:background-color="transparent">
        <style:background-image/>
      </style:paragraph-properties>
      <style:text-properties style:font-name="Arial" fo:font-size="10pt" fo:language="es" fo:country="MX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Text_20_body" style:list-style-name="L10">
      <style:paragraph-properties fo:margin-top="0cm" fo:margin-bottom="0cm" fo:background-color="transparent">
        <style:background-image/>
      </style:paragraph-properties>
      <style:text-properties style:font-name="Arial" fo:font-size="10pt" fo:language="es" fo:country="MX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Text_20_body" style:list-style-name="L11">
      <style:paragraph-properties fo:margin-top="0cm" fo:margin-bottom="0cm" fo:background-color="transparent">
        <style:background-image/>
      </style:paragraph-properties>
      <style:text-properties style:font-name="Arial" fo:font-size="10pt" fo:language="es" fo:country="MX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Text_20_body" style:list-style-name="L12">
      <style:paragraph-properties fo:margin-top="0cm" fo:margin-bottom="0cm" fo:background-color="transparent">
        <style:background-image/>
      </style:paragraph-properties>
      <style:text-properties style:font-name="Arial" fo:font-size="10pt" fo:language="es" fo:country="MX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Text_20_body" style:list-style-name="L13">
      <style:paragraph-properties fo:margin-top="0cm" fo:margin-bottom="0cm" fo:background-color="transparent">
        <style:background-image/>
      </style:paragraph-properties>
      <style:text-properties style:font-name="Arial" fo:font-size="10pt" fo:language="es" fo:country="MX" fo:font-weight="bold" fo:background-color="transparent" style:font-size-asian="10pt" style:font-weight-asian="bold" style:font-size-complex="10pt" style:font-weight-complex="bold"/>
    </style:style>
    <style:style style:name="P16" style:family="paragraph" style:parent-style-name="Text_20_body" style:list-style-name="L14">
      <style:paragraph-properties fo:margin-top="0cm" fo:margin-bottom="0cm" fo:background-color="transparent">
        <style:background-image/>
      </style:paragraph-properties>
      <style:text-properties style:font-name="Arial" fo:font-size="10pt" fo:language="es" fo:country="MX" fo:font-weight="bold" fo:background-color="transparent" style:font-size-asian="10pt" style:font-weight-asian="bold" style:font-size-complex="10pt" style:font-weight-complex="bold"/>
    </style:style>
    <style:style style:name="P17" style:family="paragraph" style:parent-style-name="Text_20_body" style:list-style-name="L15">
      <style:paragraph-properties fo:margin-top="0cm" fo:margin-bottom="0cm" fo:background-color="transparent">
        <style:background-image/>
      </style:paragraph-properties>
      <style:text-properties style:font-name="Arial" fo:font-size="10pt" fo:language="es" fo:country="MX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style:font-name="Arial" fo:font-size="10pt" fo:language="es" fo:country="MX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style:font-name="Arial" fo:font-size="10pt" fo:language="es" fo:country="MX" fo:background-color="transparent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fo:color="#000000" style:text-outline="false" style:text-line-through-style="none" style:font-name="Arial" fo:font-size="10pt" fo:language="es" fo:country="MX" fo:font-style="normal" fo:text-shadow="none" style:text-underline-style="none" fo:font-weight="normal" fo:background-color="transparent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language="es" fo:country="MX"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0pt" fo:language="es" fo:country="MX" fo:font-style="normal" fo:text-shadow="none" style:text-underline-style="none" fo:font-weight="normal" fo:background-color="transparent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" fo:font-size="10pt" fo:language="es" fo:country="MX" fo:font-style="normal" fo:text-shadow="none" style:text-underline-style="none" fo:font-weight="normal" fo:background-color="transparent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CURSALES</text:h>
      <text:list xml:id="list1499809673568097239" text:style-name="L16">
        <text:list-item>
          <text:p text:style-name="P9">Estados:</text:p>
        </text:list-item>
      </text:list>
      <text:p text:style-name="P8">Oaxaca</text:p>
      <text:p text:style-name="P8">Morelos</text:p>
      <text:p text:style-name="P8">Puebla</text:p>
      <text:p text:style-name="P8">Ciudad de México</text:p>
      <text:p text:style-name="P8">Estado de México</text:p>
      <text:p text:style-name="P8">Tlaxcala</text:p>
      <text:p text:style-name="P8">Guerrero</text:p>
      <text:p text:style-name="P8">Veracruz</text:p>
      <text:p text:style-name="P8"/>
      <text:list xml:id="list6603630179693238590" text:style-name="L1">
        <text:list-item>
          <text:p text:style-name="P10">ESTADO: Oaxaca</text:p>
        </text:list-item>
      </text:list>
      <text:p text:style-name="P18"/>
      <text:p text:style-name="P18">Ciudad Ixtepec</text:p>
      <text:p text:style-name="P5">Nicolás Bravo No. 6, Col. Estación, Ciudad Ixtepec, Oaxaca, C.P. 70110.</text:p>
      <text:p text:style-name="P19">Tel: (01 971) 713 31 01</text:p>
      <text:p text:style-name="P4"><text:a xlink:type="simple" xlink:href="mailto:GERSUC001@maskapital.com.mx" text:style-name="Internet_20_link" text:visited-style-name="Visited_20_Internet_20_Link"><text:span text:style-name="T1">GERSUC035@maskapital.com.mx</text:span></text:a></text:p>
      <text:p text:style-name="P2"/>
      <text:p text:style-name="P18">Juchitán</text:p>
      <text:p text:style-name="P5">Independencia No. 45 Local 2, Col. Centro, Juchitán de Zaragoza, Oaxaca C.P. 70000.</text:p>
      <text:p text:style-name="P2">Tel: (01 971) 281 04 02</text:p>
      <text:p text:style-name="P4"><text:a xlink:type="simple" xlink:href="mailto:GERSUC001@maskapital.com.mx" text:style-name="Internet_20_link" text:visited-style-name="Visited_20_Internet_20_Link"><text:span text:style-name="T1">GERSUC003@maskapital.com.mx</text:span></text:a></text:p>
      <text:p text:style-name="P2"/>
      <text:p text:style-name="P2"><text:span text:style-name="T2">Matías Romero</text:span> </text:p>
      <text:p text:style-name="P7">Reforma No. 304, Col. Centro, Matías Romero, Oaxaca, C.P. 70300.</text:p>
      <text:p text:style-name="P2">Tel: (01 972) 722 36 73</text:p>
      <text:p text:style-name="P2">GERSUC005@maskapital.com.mx</text:p>
      <text:p text:style-name="P3"/>
      <text:p text:style-name="P3">Miahuatlán</text:p>
      <text:p text:style-name="P5">Guillermo Prieto No. 109, Col. Centro, Miahuatlán de Porfirio Díaz, Oaxaca, C.P. 70805.</text:p>
      <text:p text:style-name="P2">Tel: (01 951) 572 06 72</text:p>
      <text:p text:style-name="P2">GERSUC034@maskapital.com.mx</text:p>
      <text:p text:style-name="P2"/>
      <text:p text:style-name="P3">Oaxaca</text:p>
      <text:p text:style-name="P5">Calle Seis Norte No. 101, planta alta, Col. Cuauhtémoc, Oaxaca de Juárez, Oaxaca, C.P, 68030.</text:p>
      <text:p text:style-name="P2">Tel: (01 951) 514 10 73</text:p>
      <text:p text:style-name="P2">GERSUC001@maskapital.com.mx</text:p>
      <text:p text:style-name="P2"/>
      <text:p text:style-name="P3">Palomares</text:p>
      <text:p text:style-name="P5">Ignacio Zaragoza No. 22, Interior 3, Col. Centro, Palomares, Matías Romero Avendaño, Oaxaca, CP. 70312</text:p>
      <text:p text:style-name="P2">Tel: (01 972) 716 80 00</text:p>
      <text:p text:style-name="P2">GERSUC061@maskapital.com.mx</text:p>
      <text:p text:style-name="P2"/>
      <text:p text:style-name="P3">Salina Cruz</text:p>
      <text:p text:style-name="P5">Av. 5 de Mayo No. 9, Col. Centro, Salina Cruz, Oaxaca, C.P. 70600.</text:p>
      <text:p text:style-name="P2">Tel: (01 971) 720 28 76</text:p>
      <text:p text:style-name="P2">GERSUC012@maskapital.com.mx</text:p>
      <text:p text:style-name="P2"/>
      <text:p text:style-name="P3">San Antonio</text:p>
      <text:p text:style-name="P2"><text:span text:style-name="T3">Av. Símbolos Patrios Km 2.5 <text:s/>No. 100, Local D, 4ta sección, San Antonio de la Cal, Oaxaca, C.P. 71236.</text:span> </text:p>
      <text:p text:style-name="P2">Tel: (01 951) 144 87 71</text:p>
      <text:p text:style-name="P2"><text:soft-page-break/>GERSUC017@maskapital.com.mx</text:p>
      <text:p text:style-name="P2"/>
      <text:p text:style-name="P3">Tapanatepec</text:p>
      <text:p text:style-name="P5">Callejón Ayuntamiento S/N, Col. Centro, San Pedro Tapanatepec, Oaxaca C.P, 70180.</text:p>
      <text:p text:style-name="P2">Tel: (01 994) 721 80 78</text:p>
      <text:p text:style-name="P2">GERSUC036@maskapital.com.mx</text:p>
      <text:p text:style-name="P2"/>
      <text:p text:style-name="P3">Tehuantepec</text:p>
      <text:p text:style-name="P5">Av. Hidalgo No. 25, locales 7 y 8, Col. Centro, Sto. Domingo Tehuantepec, Oaxaca, C.P. 70760.</text:p>
      <text:p text:style-name="P2">Tel: (01 971) 715 28 21</text:p>
      <text:p text:style-name="P2">GERSUC002@maskapital.com.mx</text:p>
      <text:p text:style-name="P2"/>
      <text:p text:style-name="P18">Tule</text:p>
      <text:p text:style-name="P5">Carr. Internacional No. 1500, Col. del Bosque, Santa Lucía del Camino, Oaxaca, C.P. 71228</text:p>
      <text:p text:style-name="P19">Tel: (01 951) 144 36 86</text:p>
      <text:p text:style-name="P4"><text:a xlink:type="simple" xlink:href="mailto:GERSUC001@maskapital.com.mx" text:style-name="Internet_20_link" text:visited-style-name="Visited_20_Internet_20_Link"><text:span text:style-name="T1">GERSUC037@maskapital.com.mx</text:span></text:a></text:p>
      <text:p text:style-name="P2"/>
      <text:p text:style-name="P18">Tuxtepec</text:p>
      <text:p text:style-name="P5">Av. 5 de Mayo No. 574, planta baja, Col. Centro, San Juan Bautista Tuxtepec, Oaxaca, C.P. 68300.</text:p>
      <text:p text:style-name="P19">Tel: (01 287) 875 64 59</text:p>
      <text:p text:style-name="P4"><text:a xlink:type="simple" xlink:href="mailto:GERSUC001@maskapital.com.mx" text:style-name="Internet_20_link" text:visited-style-name="Visited_20_Internet_20_Link"><text:span text:style-name="T1">GERSUC008@maskapital.com.mx</text:span></text:a></text:p>
      <text:p text:style-name="P2"/>
      <text:list xml:id="list4522009328067973031" text:style-name="L9">
        <text:list-item>
          <text:p text:style-name="P11">ESTADO: Ciudad de México</text:p>
          <text:p text:style-name="P11"/>
        </text:list-item>
      </text:list>
      <text:p text:style-name="P18">Milpa Alta</text:p>
      <text:p text:style-name="P5">Nuevo León No. 44, Accesorias 2 y 3, Barrio Santa Martha, Milpa Alta, Ciudad de México, C.P. 12000.</text:p>
      <text:p text:style-name="P19">Tel: (01 552) 834 90 06</text:p>
      <text:p text:style-name="P4"><text:a xlink:type="simple" xlink:href="mailto:GERSUC001@maskapital.com.mx" text:style-name="Internet_20_link" text:visited-style-name="Visited_20_Internet_20_Link"><text:span text:style-name="T1">GERSUC024@maskapital.com.mx</text:span></text:a></text:p>
      <text:p text:style-name="P2"/>
      <text:list xml:id="list5243636028169330370" text:style-name="L10">
        <text:list-item>
          <text:p text:style-name="P12">ESTADO: Estado de México</text:p>
        </text:list-item>
      </text:list>
      <text:p text:style-name="P18"/>
      <text:p text:style-name="P18">Amecameca</text:p>
      <text:p text:style-name="P5">5 de Febrero No. 20, Col. Centro, Amecameca de Juárez, Estado de México, C.P. 56900.</text:p>
      <text:p text:style-name="P19">Tel: (01 597) 978 91 96</text:p>
      <text:p text:style-name="P4"><text:a xlink:type="simple" xlink:href="mailto:GERSUC001@maskapital.com.mx" text:style-name="Internet_20_link" text:visited-style-name="Visited_20_Internet_20_Link"><text:span text:style-name="T1">GERSUC041@maskapital.com.mx</text:span></text:a></text:p>
      <text:p text:style-name="P2"/>
      <text:p text:style-name="P18">Texcoco</text:p>
      <text:p text:style-name="P5">Fray Pedro de Gante No. 320 A, Col. San Lorenzo, Texcoco, Estado de México, C.P. 56190.</text:p>
      <text:p text:style-name="P19">Tel: (01 595) 931 35 39</text:p>
      <text:p text:style-name="P4"><text:a xlink:type="simple" xlink:href="mailto:GERSUC001@maskapital.com.mx" text:style-name="Internet_20_link" text:visited-style-name="Visited_20_Internet_20_Link"><text:span text:style-name="T1">GERSUC019@maskapital.com.mx</text:span></text:a></text:p>
      <text:p text:style-name="P2"/>
      <text:list xml:id="list5903316438226288349" text:style-name="L11">
        <text:list-item>
          <text:p text:style-name="P13">ESTADO: Guerrero</text:p>
        </text:list-item>
      </text:list>
      <text:p text:style-name="P18"/>
      <text:p text:style-name="P18">Taxco</text:p>
      <text:p text:style-name="P5">Av. De los Plateros No. 52, Col. La Misión, Taxco de Alarcón, Guerrero, C.P. 40230.</text:p>
      <text:p text:style-name="P19">Tel: (01 762) 622 47 45</text:p>
      <text:p text:style-name="P4"><text:a xlink:type="simple" xlink:href="mailto:GERSUC001@maskapital.com.mx" text:style-name="Internet_20_link" text:visited-style-name="Visited_20_Internet_20_Link"><text:span text:style-name="T1">GERSUC032@maskapital.com.mx</text:span></text:a></text:p>
      <text:p text:style-name="P2"/>
      <text:list xml:id="list7528670937309827407" text:style-name="L12">
        <text:list-item>
          <text:p text:style-name="P14">ESTADO: Morelos</text:p>
        </text:list-item>
      </text:list>
      <text:p text:style-name="P18"/>
      <text:p text:style-name="P18">Cuautla</text:p>
      <text:p text:style-name="P20">Camacho y Molina No. 87, locales 14 y 15, Col. Centro, Cuautla, Morelos, C.P. 62740</text:p>
      <text:p text:style-name="P19">Tel: (01 735) 352 56 35</text:p>
      <text:p text:style-name="P4"><text:a xlink:type="simple" xlink:href="mailto:GERSUC001@maskapital.com.mx" text:style-name="Internet_20_link" text:visited-style-name="Visited_20_Internet_20_Link"><text:span text:style-name="T1">GERSUC013@maskapital.com.mx</text:span></text:a></text:p>
      <text:p text:style-name="P2"/>
      <text:p text:style-name="P18">Temixco</text:p>
      <text:p text:style-name="P5">Av. Emiliano Zapata No. 148, locales 15 y 16, Col. Centro, Temixco, Morelos, C.P. 62580.</text:p>
      <text:p text:style-name="P19">Tel: (01 777) 326 94 31</text:p>
      <text:p text:style-name="P4"><text:soft-page-break/><text:a xlink:type="simple" xlink:href="mailto:GERSUC001@maskapital.com.mx" text:style-name="Internet_20_link" text:visited-style-name="Visited_20_Internet_20_Link"><text:span text:style-name="T1">GERSUC028@maskapital.com.mx</text:span></text:a></text:p>
      <text:p text:style-name="P2"/>
      <text:list xml:id="list1886441453895153199" text:style-name="L13">
        <text:list-item>
          <text:p text:style-name="P15">ESTADO: Puebla</text:p>
        </text:list-item>
      </text:list>
      <text:p text:style-name="P18"/>
      <text:p text:style-name="P18">Atlixco</text:p>
      <text:p text:style-name="P2"><text:span text:style-name="T3">Calle 10 Oriente No. 26, int.105, Col. Centro, Atlixco, Puebla, C.P. 74200.</text:span> </text:p>
      <text:p text:style-name="P2">Tel: (01 244) 446 58 35</text:p>
      <text:p text:style-name="P2">GERSUC031@maskapital.com.mx</text:p>
      <text:p text:style-name="P3"/>
      <text:p text:style-name="P3">Puebla</text:p>
      <text:p text:style-name="P2"><text:span text:style-name="T3">Circuito Interior Juan Pablo II No. 508, local A, Col. Residencial Boulevares Puebla, Puebla, C.P. 72440.</text:span> </text:p>
      <text:p text:style-name="P2">Tel: (01 222) 211 01 03</text:p>
      <text:p text:style-name="P2">GERSUC011@maskapital.com.mx</text:p>
      <text:p text:style-name="P2"/>
      <text:p text:style-name="P3">San Martín Texmelucan</text:p>
      <text:p text:style-name="P2"><text:span text:style-name="T3">Lic. Bernardo P. Angulo No. 608, Int. 10 y 11, Col. Centro, San Martín Texmelucan, Puebla, C.P. 74000.</text:span> </text:p>
      <text:p text:style-name="P2">Tel: (01 248) 484 65 03</text:p>
      <text:p text:style-name="P2">GERSUC027@maskapital.com.mx</text:p>
      <text:p text:style-name="P2"/>
      <text:p text:style-name="P3">Tecamachalco</text:p>
      <text:p text:style-name="P5">Calle 3 Sur No. 503, local 8, Tecamachalco, Puebla, C.P. 75487.</text:p>
      <text:p text:style-name="P2">Tel: (01 249) 422 65 34 </text:p>
      <text:p text:style-name="P4"><text:a xlink:type="simple" xlink:href="mailto:GERSUC001@maskapital.com.mx" text:style-name="Internet_20_link" text:visited-style-name="Visited_20_Internet_20_Link"><text:span text:style-name="T1">GERSUC006@maskapital.com.mx</text:span></text:a></text:p>
      <text:p text:style-name="P2"/>
      <text:p text:style-name="P2"><text:span text:style-name="T2">Tehuacán</text:span> </text:p>
      <text:p text:style-name="P5">Independencia Poniente No. 214, local A, Col. Zaragoza, Tehuacán, Puebla, C.P. 75770.</text:p>
      <text:p text:style-name="P2">Tel: (01 238) 382 68 68</text:p>
      <text:p text:style-name="P2">GERSUC004@maskapital.com.mx</text:p>
      <text:p text:style-name="P2"/>
      <text:p text:style-name="P3">Tepeaca</text:p>
      <text:p text:style-name="P7">Maximino Ávila Camacho No. 504, Barrio el Santuario, Tepeaca, Puebla. C.P. 75200</text:p>
      <text:p text:style-name="P2">Tel: (01 223) 275 34 41</text:p>
      <text:p text:style-name="P2">GERSUC007@maskapital.com.mx</text:p>
      <text:p text:style-name="P2"/>
      <text:p text:style-name="P3">Teziutlán</text:p>
      <text:p text:style-name="P5">Cuauhtémoc No. 1001, locales 1 y 2, Col. Centro, Teziutlán, Puebla, C.P. 73800</text:p>
      <text:p text:style-name="P2">Tel: (01 231) 313 58 70</text:p>
      <text:p text:style-name="P2">GERSUC021@maskapital.com.mx</text:p>
      <text:p text:style-name="P2"/>
      <text:p text:style-name="P3">Zacapoaxtla</text:p>
      <text:p text:style-name="P5">Alonso Luque No. 2, Int. 5 <text:s/>y 6, Col. Centro, Zacapoaxtla, Puebla, C.P. 73680.</text:p>
      <text:p text:style-name="P2">Tel: (01 233) 314 31 20</text:p>
      <text:p text:style-name="P2">GERSUC042@maskapital.com.mx</text:p>
      <text:p text:style-name="P2"/>
      <text:list xml:id="list3146812663977190473" text:style-name="L14">
        <text:list-item>
          <text:p text:style-name="P16">ESTADO: Tlaxcala</text:p>
        </text:list-item>
      </text:list>
      <text:p text:style-name="P18"/>
      <text:p text:style-name="P18">Apizaco</text:p>
      <text:p text:style-name="P5">16 de Septiembre No. 804, local B altos, Col. Centro, Apizaco, Tlaxcala, C.P. 90300.</text:p>
      <text:p text:style-name="P19">Tel: (01 241) 418 34 30</text:p>
      <text:p text:style-name="P4"><text:a xlink:type="simple" xlink:href="mailto:GERSUC001@maskapital.com.mx" text:style-name="Internet_20_link" text:visited-style-name="Visited_20_Internet_20_Link"><text:span text:style-name="T1">GERSUC010@maskapital.com.mx</text:span></text:a></text:p>
      <text:p text:style-name="P2"/>
      <text:p text:style-name="P18">San Pablo del Monte</text:p>
      <text:p text:style-name="P5">Xicoténcatl No. 10, locales 6, 7 y 8 Col. San Miguel, Villa Vicente Guerrero, San Pablo del Monte, Tlaxcala, C.P. 90940.</text:p>
      <text:p text:style-name="P19">Tel: (01 222) 271 77 93</text:p>
      <text:p text:style-name="P2">GERSUC033@maskapital.com.mx</text:p>
      <text:p text:style-name="P19"/>
      <text:list xml:id="list7780907776723107964" text:style-name="L15">
        <text:list-item>
          <text:p text:style-name="P17">ESTADO: Veracruz</text:p>
        </text:list-item>
      </text:list>
      <text:p text:style-name="P18"><text:soft-page-break/></text:p>
      <text:p text:style-name="P18">Acayucan</text:p>
      <text:p text:style-name="P20">Benito Barriovero No.207, Letra "C", Col. Centro, Acayucan, Veracruz, C.P. 96000.</text:p>
      <text:p text:style-name="P19">Tel: (01 924) 245 63 36</text:p>
      <text:p text:style-name="P4"><text:a xlink:type="simple" xlink:href="mailto:GERSUC001@maskapital.com.mx" text:style-name="Internet_20_link" text:visited-style-name="Visited_20_Internet_20_Link"><text:span text:style-name="T1">GERSUC009@maskapital.com.mx</text:span></text:a></text:p>
      <text:p text:style-name="P2"/>
      <text:p text:style-name="P18">Alvarado</text:p>
      <text:p text:style-name="P5">Prolongación de Juan Soto No. 46, Col. Centro, Alvarado, Veracruz, C.P. 95250.</text:p>
      <text:p text:style-name="P19">Tel: (01 297) 973 39 40</text:p>
      <text:p text:style-name="P4"><text:a xlink:type="simple" xlink:href="mailto:GERSUC001@maskapital.com.mx" text:style-name="Internet_20_link" text:visited-style-name="Visited_20_Internet_20_Link"><text:span text:style-name="T1">GERSUC038@maskapital.com.mx</text:span></text:a></text:p>
      <text:p text:style-name="P2"/>
      <text:p text:style-name="P18">Ciudad Mendoza</text:p>
      <text:p text:style-name="P20">Av. Hidalgo No. 913, local "B", Col. Centro, Camerino Z. Mendoza, Veracruz. C.P. 94740</text:p>
      <text:p text:style-name="P19">Tel: (01 272) 726 72 03</text:p>
      <text:p text:style-name="P4"><text:a xlink:type="simple" xlink:href="mailto:GERSUC001@maskapital.com.mx" text:style-name="Internet_20_link" text:visited-style-name="Visited_20_Internet_20_Link"><text:span text:style-name="T1">GERSUC030@maskapital.com.mx</text:span></text:a></text:p>
      <text:p text:style-name="P2"/>
      <text:p text:style-name="P18">Coatepec</text:p>
      <text:p text:style-name="P5">Aldama No. 24, Depto. 1, Col. Centro, Coatepec, Veracruz, C. P. 91500.</text:p>
      <text:p text:style-name="P19">Tel: (01 228) 816 62 74</text:p>
      <text:p text:style-name="P4"><text:a xlink:type="simple" xlink:href="mailto:GERSUC001@maskapital.com.mx" text:style-name="Internet_20_link" text:visited-style-name="Visited_20_Internet_20_Link"><text:span text:style-name="T1">GERSUC014@maskapital.com.mx</text:span></text:a></text:p>
      <text:p text:style-name="P2"/>
      <text:p text:style-name="P18">Coatzacoalcos</text:p>
      <text:p text:style-name="P5">Av. Ignacio Zaragoza No. 622 Local F, Col. Centro, Coatzacoalcos, Veracruz, C.P. 96400.</text:p>
      <text:p text:style-name="P19">Tel: (01 921) 212 16 27</text:p>
      <text:p text:style-name="P2">GERSUC029@maskapital.com.mx</text:p>
      <text:p text:style-name="P19"/>
      <text:p text:style-name="P18">Coscomatepec </text:p>
      <text:p text:style-name="P6">Mariano Jiménez No. 11, Col. Centro, Coscomatepec de Bravo, Veracruz; C.P.94140.</text:p>
      <text:p text:style-name="P19">Tel: (01 273) 737 08 83 </text:p>
      <text:p text:style-name="P4"><text:a xlink:type="simple" xlink:href="mailto:GERSUC001@maskapital.com.mx" text:style-name="Internet_20_link" text:visited-style-name="Visited_20_Internet_20_Link"><text:span text:style-name="T1">GERSUC043@maskapital.com.mx</text:span></text:a></text:p>
      <text:p text:style-name="P2"/>
      <text:p text:style-name="P18">Cuitláhuac</text:p>
      <text:p text:style-name="P5">Av. 1 No. 119, Altos, Col. Centro, Cuitláhuac, Veracruz, C.P. 94910.</text:p>
      <text:p text:style-name="P19">Tel: (01 278) 732 17 29</text:p>
      <text:p text:style-name="P4"><text:a xlink:type="simple" xlink:href="mailto:GERSUC001@maskapital.com.mx" text:style-name="Internet_20_link" text:visited-style-name="Visited_20_Internet_20_Link"><text:span text:style-name="T1">GERSUC060@maskapital.com.mx</text:span></text:a></text:p>
      <text:p text:style-name="P2"/>
      <text:p text:style-name="P18">Fortín de las Flores</text:p>
      <text:p text:style-name="P2"><text:span text:style-name="T3">Calle 8 No. 112, altos "B", Col. Centro, Córdoba, Veracruz, C.P. 94500.</text:span> </text:p>
      <text:p text:style-name="P2">Tel: (01 271) 713 38 68</text:p>
      <text:p text:style-name="P2">GERSUC018@maskapital.com.mx</text:p>
      <text:p text:style-name="P3"/>
      <text:p text:style-name="P3">Huatusco</text:p>
      <text:p text:style-name="P7">Avenida 1 Oriente, No. 156, Col. Centro, Huatusco de Chicuellar, Veracruz, C.P. 94100.</text:p>
      <text:p text:style-name="P2">Tel: (01 273) 734 31 45</text:p>
      <text:p text:style-name="P2">GERSUC015@maskapital.com.mx</text:p>
      <text:p text:style-name="P2"/>
      <text:p text:style-name="P3">Isla</text:p>
      <text:p text:style-name="P5">Madero No. 68, Plaza Isla, Int. 14, Col. Centro, Isla, Veracruz, C.P. 95641.</text:p>
      <text:p text:style-name="P2">Tel: (01 283) 874 28 04</text:p>
      <text:p text:style-name="P2">GERSUC039@maskapital.com.mx</text:p>
      <text:p text:style-name="P2"/>
      <text:p text:style-name="P3">Jáltipan</text:p>
      <text:p text:style-name="P6">Avenida Morelos N. 111 Altos, Colonia Centro, Jaltipan, Veracruz, C.P. 96200.</text:p>
      <text:p text:style-name="P2">Tel: (01 922) 264 20 31</text:p>
      <text:p text:style-name="P2">GERSUC044@maskapital.com.mx</text:p>
      <text:p text:style-name="P2"/>
      <text:p text:style-name="P3">Martínez de la Torre</text:p>
      <text:p text:style-name="P1"><text:span text:style-name="T4">Vicente Guerrero No. 307 local 4, Col. Centro, Martínez de la Torre, Veracruz, C.P.</text:span><text:span text:style-name="T5"> </text:span><text:a xlink:type="simple" xlink:href="http://micodigopostal.org/codigo-postal/93600/" text:style-name="Internet_20_link" text:visited-style-name="Visited_20_Internet_20_Link">93600</text:a><text:span text:style-name="T6">.</text:span></text:p>
      <text:p text:style-name="P2"><text:soft-page-break/>Tel: (01 232) 324 28 89 </text:p>
      <text:p text:style-name="P2">GERSUC026@maskapital.com.mx</text:p>
      <text:p text:style-name="P2"/>
      <text:p text:style-name="P3">Minatitlán</text:p>
      <text:p text:style-name="P5">Av. Justo Sierra No. 205 C, Col. Nueva Mina, Minatitlán, Veracruz, C.P. 96760.</text:p>
      <text:p text:style-name="P2">Tel: (01 922) 223 44 77</text:p>
      <text:p text:style-name="P2">GERSUC020@maskapital.com.mx</text:p>
      <text:p text:style-name="P2"/>
      <text:p text:style-name="P3">San Andrés Tuxtla</text:p>
      <text:p text:style-name="P5">Centro Comercial “Mi Favorita”, Belisario Dominguez, No. 116, Interior 3 y 4, Col. Centro, San Andrés Tuxtla, Veracruz, C.P. 95700.</text:p>
      <text:p text:style-name="P2">Tel: (01 294) 942 56 17</text:p>
      <text:p text:style-name="P2">GERSUC016@maskapital.com.mx</text:p>
      <text:p text:style-name="P2"/>
      <text:p text:style-name="P3">Tres Valles</text:p>
      <text:p text:style-name="P5">Ricardo Flores Magón S/N, esq. con Francisco I. Madero, locales 20 y 21, Col. Centro, Tres Valles, Veracruz, C.P. 95300.</text:p>
      <text:p text:style-name="P19">Tel: (01 288) 885 13 62</text:p>
      <text:p text:style-name="P4"><text:a xlink:type="simple" xlink:href="mailto:GERSUC001@maskapital.com.mx" text:style-name="Internet_20_link" text:visited-style-name="Visited_20_Internet_20_Link"><text:span text:style-name="T1">GERSUC022@maskapital.com.mx</text:span></text:a></text:p>
      <text:p text:style-name="P2"/>
      <text:p text:style-name="P18">Xalapa</text:p>
      <text:p text:style-name="P5">Av. Antonio Chedraui Caram No. 260, local 2, Col. Encinal, Xalapa, Veracruz, C.P. 91180.</text:p>
      <text:p text:style-name="P19">Tel: (01 228) 815 20 74</text:p>
      <text:p text:style-name="P2">GERSUC025@maskapital.com.m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lawdya Kno</meta:initial-creator>
    <meta:creation-date>2017-03-28T13:19:44</meta:creation-date>
    <meta:document-statistic meta:table-count="0" meta:image-count="0" meta:object-count="0" meta:page-count="5" meta:paragraph-count="194" meta:word-count="1033" meta:character-count="6684"/>
    <dc:date>2017-03-28T13:23:10</dc:date>
    <dc:creator>Klawdya Kno</dc:creator>
    <meta:editing-duration>PT3M26S</meta:editing-duration>
    <meta:editing-cycles>1</meta:editing-cycles>
    <meta:generator>OpenOffice/4.1.1$Unix OpenOffice.org_project/411m6$Build-9775</meta:generator>
  </office:meta>
</office:document-meta>
</file>